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2814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op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copy paste the data using pyt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ython exit comm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extract the text from Screenshot using pytessera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extract the text from Scanned pdfs\digital pdf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send email with python with image as bo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 merge two pdfs using pypdf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move files from one folder to other using pyt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automate the capcha using pyth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create exe with no console using pyt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create exe file using pyinstal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create batch f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schedule python script in task schedu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convert pdf to word using pyt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merge two pdfs using pyt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merge two documents using pyt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ract alll the urls using selen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ract all urs and images using selen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ract tables from webpage using bs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ract tables using selen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capture passwords using pyt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ding ema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 comprehensions and dict comprehen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orator, generators and clos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tering database sql s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tracker proje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s word documents cre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acting with elements under Shadow root using selenium python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dating data into website using http methods and cookies using pyt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wnload pdf using requets mod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ing calender dates into website using execute scrip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ning the macro through pyt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cute commmand prompt commands via python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send tables as html body using python with colo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extract text from audio using python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extarct zip file using pyt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acting with calander dates in selenium python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use vpn with selenium python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handle print preview window using selenium shadow root concep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scraping project store the data into sqlite3 d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 important coding questions for python inter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save pandas DF to SQL s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check if python program is running or not using put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py zero to h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das zero to hero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ling dates in python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send email as table format using python<text:s/></text:p>
          </table:table-cell>
          <table:table-cell table:number-columns-repeated="16383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nil Macharla</dc:creator>
    <meta:creation-date>2022-10-18T09:36:21Z</meta:creation-date>
    <dc:date>2023-10-03T15:22:59Z</dc:date>
    <meta:editing-cycles>14</meta:editing-cycles>
    <meta:editing-duration>PT745S</meta:editing-duration>
  </office:meta>
</office:document-meta>
</file>